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show databases;</text:p>
      <text:p text:style-name="Preformatted_20_Text"><text:tab/>use shop;</text:p>
      <text:p text:style-name="Preformatted_20_Text"><text:tab/>show tables;</text:p>
      <text:p text:style-name="Preformatted_20_Text"><text:tab/>select * from ORDERS;</text:p>
      <text:p text:style-name="Preformatted_20_Text">1]</text:p>
      <text:p text:style-name="Preformatted_20_Text"><text:tab/>select count(*) from ORDERS where Odate='1990-10-03';</text:p>
      <text:p text:style-name="Preformatted_20_Text"><text:tab/>select * from CUSTOMERS;</text:p>
      <text:p text:style-name="Preformatted_20_Text">2]<text:tab/></text:p>
      <text:p text:style-name="Preformatted_20_Text"><text:tab/>select count(*) from CUSTOMERS where city is not null;</text:p>
      <text:p text:style-name="Preformatted_20_Text">3]<text:tab/></text:p>
      <text:p text:style-name="Preformatted_20_Text"><text:tab/>select min(amt) from ORDERS group by Snum;</text:p>
      <text:p text:style-name="Preformatted_20_Text">4]</text:p>
      <text:p text:style-name="Preformatted_20_Text"><text:tab/>select cname from CUSTOMERS where cname like 'G%' order by Cname;</text:p>
      <text:p text:style-name="Preformatted_20_Text">5]<text:tab/></text:p>
      <text:p text:style-name="Preformatted_20_Text"><text:tab/>select city,max(rating) from CUSTOMERS group by city;</text:p>
      <text:p text:style-name="Preformatted_20_Text">6]<text:tab/></text:p>
      <text:p text:style-name="Preformatted_20_Text"><text:tab/>select * from salespeople;</text:p>
      <text:p text:style-name="Preformatted_20_Text"/>
      <text:p text:style-name="Preformatted_20_Text"><text:tab/>select snum,count(*) from ORDERS group by snu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2T22:42:41.507554304</dc:date>
    <meta:editing-duration>PT4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71" meta:character-count="449" meta:non-whitespace-character-count="380"/>
  </office:meta>
</office:document-meta>
</file>